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98d" officeooo:paragraph-rsid="0006f98d"/>
    </style:style>
    <style:style style:name="P2" style:family="paragraph" style:parent-style-name="Standard">
      <style:text-properties officeooo:rsid="0008ee80" officeooo:paragraph-rsid="0008ee80"/>
    </style:style>
    <style:style style:name="P3" style:family="paragraph" style:parent-style-name="Standard">
      <style:text-properties officeooo:rsid="00091d25" officeooo:paragraph-rsid="00091d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eniería de software 1 </text:p>
      <text:p text:style-name="P1"/>
      <text:p text:style-name="P2">indice </text:p>
      <text:p text:style-name="P2"/>
      <text:p text:style-name="P3">indice de tabl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1:54.576652363</meta:creation-date>
    <meta:generator>LibreOffice/6.4.4.2$Linux_X86_64 LibreOffice_project/40$Build-2</meta:generator>
    <dc:date>2021-10-18T12:46:01.651416813</dc:date>
    <meta:editing-duration>PT45S</meta:editing-duration>
    <meta:editing-cycles>3</meta:editing-cycles>
    <meta:document-statistic meta:table-count="0" meta:image-count="0" meta:object-count="0" meta:page-count="1" meta:paragraph-count="3" meta:word-count="8" meta:character-count="48" meta:non-whitespace-character-count="41"/>
  </office:meta>
</office:document-meta>
</file>